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4">
      <style:drawing-page-properties draw:fill="gradient" draw:fill-gradient-name="a11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33333in" style:font-size-asian="1.33333in" style:font-size-complex="1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gradient" draw:fill-gradient-name="a7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5">
      <style:drawing-page-properties draw:fill="gradient" draw:fill-gradient-name="a6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gradient" draw:fill-gradient-name="a7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gradient" draw:fill-gradient-name="a5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pitch="variable" fo:font-size="0.75in" style:font-size-asian="0.75in" style:font-size-complex="0.75in" fo:letter-spacing="-0.02083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pitch="variable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gradient" draw:fill-gradient-name="a9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asian="Aharoni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4">
      <style:drawing-page-properties draw:fill="gradient" draw:fill-gradient-name="a11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asian="Aharoni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gradient" draw:fill-gradient-name="a5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2">
      <style:drawing-page-properties draw:fill="gradient" draw:fill-gradient-name="a10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gradient" draw:fill-gradient-name="a8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7">
      <style:drawing-page-properties draw:fill="gradient" draw:fill-gradient-name="a9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gradient" draw:fill-gradient-name="a7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1">
      <style:drawing-page-properties draw:fill="gradient" draw:fill-gradient-name="a8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5">
      <style:drawing-page-properties draw:fill="gradient" draw:fill-gradient-name="a11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9">
      <style:drawing-page-properties draw:fill="gradient" draw:fill-gradient-name="a10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gradient" draw:fill-gradient-name="a7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0.5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40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6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7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949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6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31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85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914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34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7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37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57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791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7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8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97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983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86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13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952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13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07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95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7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925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98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60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46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928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10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7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13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30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69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19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3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14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05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8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744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931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11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47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937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72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901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6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76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025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879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15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9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73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751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819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  <text:list-style style:name="a10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76">
      <text:list-level-style-number text:level="1" style:num-format="1" style:num-suffix="." style:num-list-format-name="">
        <style:list-level-properties text:space-before="0in" text:min-label-width="0.3125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312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3125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312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3125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312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3125in"/>
        <style:text-properties fo:font-family="Tw Cen MT" fo:font-size="100%"/>
      </text:list-level-style-number>
    </text:list-style>
  </office:automatic-styles>
  <office:body>
    <office:presentation>
      <draw:page draw:name="Slide1" draw:style-name="a574" draw:master-page-name="Master1-Layout1-title-Title-Slide" presentation:presentation-page-layout-name="Master1-PPL1" draw:id="Slide-256">
        <draw:frame draw:id="id128" presentation:style-name="a578" draw:name="Title 1" svg:x="1.75934in" svg:y="1.94236in" svg:width="9.03227in" svg:height="1.97671in" presentation:class="title" presentation:placeholder="false">
          <draw:text-box>
            <text:p text:style-name="a577" text:class-names="" text:cond-style-name=""><text:span text:style-name="a575" text:class-names="">Enhancing ROAD SAFETY WITH AI DRIVEN TRAFFIC ACCIDENT ANALYSIS AND PREDICTION<text:s text:c="1"/></text:span><text:span text:style-name="a576" text:class-names=""/></text:p>
          </draw:text-box>
          <svg:title/>
          <svg:desc/>
        </draw:frame>
        <draw:frame draw:id="id129" draw:style-name="a582" draw:name="TextBox 4" svg:x="6.43522in" svg:y="4.10525in" svg:width="6.66408in" svg:height="0.40391in">
          <draw:text-box>
            <text:p text:style-name="a581" text:class-names="" text:cond-style-name=""><text:span text:style-name="a579" text:class-names="">Submitted by:</text:span><text:span text:style-name="a580" text:class-names=""/></text:p>
          </draw:text-box>
          <svg:title/>
          <svg:desc/>
        </draw:frame>
        <draw:frame draw:id="id130" draw:style-name="a597" draw:name="TextBox 6" svg:x="6.43522in" svg:y="4.56929in" svg:width="7.19462in" svg:height="1.91855in">
          <draw:text-box>
            <text:p text:style-name="a584" text:class-names="" text:cond-style-name=""><text:span text:style-name="a583" text:class-names="">STUDENT NAME : V.ARTHI</text:span></text:p>
            <text:p text:style-name="a588" text:class-names="" text:cond-style-name=""><text:span text:style-name="a585" text:class-names="">REGISTER NUMBER<text:s text:c="1"/></text:span><text:span text:style-name="a586" text:class-names="">: 422323104003</text:span><text:span text:style-name="a587" text:class-names=""/></text:p>
            <text:p text:style-name="a590" text:class-names="" text:cond-style-name=""><text:span text:style-name="a589" text:class-names="">INSTITUTION : THIRUVALLUR COLLEGE OF ENHANCING AND</text:span></text:p>
            <text:p text:style-name="a592" text:class-names="" text:cond-style-name=""><text:span text:style-name="a591" text:class-names=""><text:s text:c="22"/>TECHNOLOGY</text:span></text:p>
            <text:p text:style-name="a594" text:class-names="" text:cond-style-name=""><text:span text:style-name="a593" text:class-names="">DEPARTMENT : COMPUTER SCIENCE AND ENGINEERING<text:s text:c="1"/></text:span></text:p>
            <text:p text:style-name="a596" text:class-names="" text:cond-style-name=""><text:span text:style-name="a595" text:class-names="">DATE OF SUBMISSION : 26-04-2025</text:span></text:p>
          </draw:text-box>
          <svg:title/>
          <svg:desc/>
        </draw:frame>
      </draw:page>
      <draw:page draw:name="Slide2" draw:style-name="a599" draw:master-page-name="Master1-Layout2-obj-Title-and-Content" presentation:presentation-page-layout-name="Master1-PPL2" draw:id="Slide-257">
        <draw:frame draw:id="id131" presentation:style-name="a606" draw:name="Content Placeholder 2" svg:x="0.99932in" svg:y="2.58868in" svg:width="11.33402in" svg:height="3.74465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  <draw:frame draw:id="id132" presentation:style-name="a610" draw:name="Title 4" svg:x="-1.38164in" svg:y="0.29387in" svg:width="11.3347in" svg:height="1.7456in" presentation:class="title" presentation:placeholder="false">
          <draw:text-box>
            <text:p text:style-name="a609" text:class-names="" text:cond-style-name=""><text:span text:style-name="a607" text:class-names="">Content:</text:span><text:span text:style-name="a608" text:class-names=""/></text:p>
          </draw:text-box>
          <svg:title/>
          <svg:desc/>
        </draw:frame>
        <draw:frame draw:id="id133" draw:style-name="a633" draw:name="TextBox 8" svg:x="3.19941in" svg:y="1.9202in" svg:width="9.48175in" svg:height="3.4332in">
          <draw:text-box>
            <text:p text:style-name="a612" text:class-names="" text:cond-style-name=""><text:span text:style-name="a611" text:class-names="">1.PROBLEM STATEMENT</text:span></text:p>
            <text:p text:style-name="a614" text:class-names="" text:cond-style-name=""><text:span text:style-name="a613" text:class-names=""/></text:p>
            <text:p text:style-name="a616" text:class-names="" text:cond-style-name=""><text:span text:style-name="a615" text:class-names="">2.OBJECTIVE OF THE PROJECT</text:span></text:p>
            <text:p text:style-name="a618" text:class-names="" text:cond-style-name=""><text:span text:style-name="a617" text:class-names=""/></text:p>
            <text:p text:style-name="a620" text:class-names="" text:cond-style-name=""><text:span text:style-name="a619" text:class-names="">3.SCOPE OF THE PROJECT</text:span></text:p>
            <text:p text:style-name="a622" text:class-names="" text:cond-style-name=""><text:span text:style-name="a621" text:class-names=""/></text:p>
            <text:p text:style-name="a624" text:class-names="" text:cond-style-name=""><text:span text:style-name="a623" text:class-names="">4.DATA SOURCES</text:span></text:p>
            <text:p text:style-name="a626" text:class-names="" text:cond-style-name=""><text:span text:style-name="a625" text:class-names=""/></text:p>
            <text:p text:style-name="a628" text:class-names="" text:cond-style-name=""><text:span text:style-name="a627" text:class-names="">5.HIGH LEVEL METHODOLOGY</text:span></text:p>
            <text:p text:style-name="a630" text:class-names="" text:cond-style-name=""><text:span text:style-name="a629" text:class-names=""/></text:p>
            <text:p text:style-name="a632" text:class-names="" text:cond-style-name=""><text:span text:style-name="a631" text:class-names="">6.TOOLS AND TECHNOLOGIES</text:span></text:p>
          </draw:text-box>
          <svg:title/>
          <svg:desc/>
        </draw:frame>
      </draw:page>
      <draw:page draw:name="Slide3" draw:style-name="a635" draw:master-page-name="Master1-Layout2-obj-Title-and-Content" presentation:presentation-page-layout-name="Master1-PPL2" draw:id="Slide-258">
        <draw:frame draw:id="id134" presentation:style-name="a639" draw:name="Title 1" svg:x="1.33575in" svg:y="0.80582in" svg:width="5.49654in" svg:height="1.18694in" presentation:class="title" presentation:placeholder="false">
          <draw:text-box>
            <text:p text:style-name="a638" text:class-names="" text:cond-style-name=""><text:span text:style-name="a636" text:class-names="">Problem statement:</text:span><text:span text:style-name="a637" text:class-names=""/></text:p>
          </draw:text-box>
          <svg:title/>
          <svg:desc/>
        </draw:frame>
        <draw:frame draw:id="id135" presentation:style-name="a646" draw:name="Content Placeholder 2" svg:x="0.99966in" svg:y="2.58868in" svg:width="11.33402in" svg:height="3.74465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  <draw:frame draw:id="id136" draw:style-name="a711" draw:name="TextBox 6" svg:x="2.02157in" svg:y="1.73047in" svg:width="8.48214in" svg:height="4.03906in">
          <draw:text-box>
            <text:p text:style-name="a648" text:class-names="" text:cond-style-name=""><text:span text:style-name="a647" text:class-names=""/></text:p>
            <text:list text:style-name="a651">
              <text:list-item>
                <text:p text:style-name="a650" text:class-names="" text:cond-style-name=""><text:span text:style-name="a649" text:class-names="">Road traffic accidents are a <text:s text:c="1"/>leading cause of death and injury worldwide,<text:s text:c="1"/></text:span></text:p>
              </text:list-item>
            </text:list>
            <text:p text:style-name="a653" text:class-names="" text:cond-style-name=""><text:span text:style-name="a652" text:class-names=""><text:s text:c="4"/>resulting from human error, unpredictable conditions, and inefficient traffic</text:span></text:p>
            <text:p text:style-name="a655" text:class-names="" text:cond-style-name=""><text:span text:style-name="a654" text:class-names=""><text:s text:c="4"/>management.</text:span></text:p>
            <text:p text:style-name="a657" text:class-names="" text:cond-style-name=""><text:span text:style-name="a656" text:class-names=""/></text:p>
            <text:list text:style-name="a701">
              <text:list-item>
                <text:p text:style-name="a700" text:class-names="" text:cond-style-name=""><text:span text:style-name="a658" text:class-names=""><text:s text:c="1"/>Despite</text:span><text:span text:style-name="a659" text:class-names=""><text:s text:c="1"/></text:span><text:span text:style-name="a660" text:class-names="">the</text:span><text:span text:style-name="a661" text:class-names=""><text:s text:c="1"/></text:span><text:span text:style-name="a662" text:class-names="">availability</text:span><text:span text:style-name="a663" text:class-names=""><text:s text:c="1"/></text:span><text:span text:style-name="a664" text:class-names="">of</text:span><text:span text:style-name="a665" text:class-names=""><text:s text:c="1"/></text:span><text:span text:style-name="a666" text:class-names="">traffic</text:span><text:span text:style-name="a667" text:class-names=""><text:s text:c="1"/></text:span><text:span text:style-name="a668" text:class-names="">data</text:span><text:span text:style-name="a669" text:class-names="">,<text:s text:c="1"/></text:span><text:span text:style-name="a670" text:class-names="">current</text:span><text:span text:style-name="a671" text:class-names=""><text:s text:c="1"/></text:span><text:span text:style-name="a672" text:class-names="">systems</text:span><text:span text:style-name="a673" text:class-names=""><text:s text:c="1"/></text:span><text:span text:style-name="a674" text:class-names="">lack</text:span><text:span text:style-name="a675" text:class-names=""><text:s text:c="1"/></text:span><text:span text:style-name="a676" text:class-names="">the</text:span><text:span text:style-name="a677" text:class-names=""><text:s text:c="1"/></text:span><text:span text:style-name="a678" text:class-names="">predictive</text:span><text:span text:style-name="a679" text:class-names=""><text:s text:c="1"/></text:span><text:span text:style-name="a680" text:class-names="">intelligence</text:span><text:span text:style-name="a681" text:class-names=""><text:s text:c="1"/></text:span><text:span text:style-name="a682" text:class-names="">to</text:span><text:span text:style-name="a683" text:class-names=""><text:s text:c="1"/></text:span><text:span text:style-name="a684" text:class-names="">proactively</text:span><text:span text:style-name="a685" text:class-names=""><text:s text:c="1"/></text:span><text:span text:style-name="a686" text:class-names="">identify</text:span><text:span text:style-name="a687" text:class-names=""><text:s text:c="1"/></text:span><text:span text:style-name="a688" text:class-names="">high-risk</text:span><text:span text:style-name="a689" text:class-names=""><text:s text:c="1"/></text:span><text:span text:style-name="a690" text:class-names="">areas</text:span><text:span text:style-name="a691" text:class-names=""><text:s text:c="1"/></text:span><text:span text:style-name="a692" text:class-names="">and</text:span><text:span text:style-name="a693" text:class-names=""><text:s text:c="1"/></text:span><text:span text:style-name="a694" text:class-names="">potential</text:span><text:span text:style-name="a695" text:class-names=""><text:s text:c="1"/></text:span><text:span text:style-name="a696" text:class-names="">accident</text:span><text:span text:style-name="a697" text:class-names=""><text:s text:c="1"/></text:span><text:span text:style-name="a698" text:class-names="">scenarios</text:span><text:span text:style-name="a699" text:class-names="">.</text:span></text:p>
              </text:list-item>
            </text:list>
            <text:p text:style-name="a703" text:class-names="" text:cond-style-name=""><text:span text:style-name="a702" text:class-names=""/></text:p>
            <text:list text:style-name="a706">
              <text:list-item>
                <text:p text:style-name="a705" text:class-names="" text:cond-style-name=""><text:span text:style-name="a704" text:class-names=""><text:s text:c="1"/>This limitation hampers timely interventions and policy-making efforts aimed at <text:s text:c="4"/>improving road safety.</text:span></text:p>
              </text:list-item>
            </text:list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4" draw:style-name="a713" draw:master-page-name="Master1-Layout2-obj-Title-and-Content" presentation:presentation-page-layout-name="Master1-PPL2" draw:id="Slide-259">
        <draw:frame draw:id="id137" draw:style-name="a726" draw:name="TextBox 4" svg:x="2.32531in" svg:y="1.48925in" svg:width="7.36672in" svg:height="3.4332in">
          <draw:text-box>
            <text:p text:style-name="a715" text:class-names="" text:cond-style-name=""><text:span text:style-name="a714" text:class-names=""/></text:p>
            <text:list text:style-name="a718">
              <text:list-item>
                <text:p text:style-name="a717" text:class-names="" text:cond-style-name=""><text:span text:style-name="a716" text:class-names="">There is a pressing need for an AI-driven solution capable of analysing vast amounts of traffic, environmental, and historical accident data to identify patterns, predict potential accidents, and support decision-making for traffic authorities.<text:s text:c="1"/></text:span></text:p>
              </text:list-item>
            </text:list>
            <text:p text:style-name="a720" text:class-names="" text:cond-style-name=""><text:span text:style-name="a719" text:class-names=""/></text:p>
            <text:list text:style-name="a723">
              <text:list-item>
                <text:p text:style-name="a722" text:class-names="" text:cond-style-name=""><text:span text:style-name="a721" text:class-names="">By leveraging machine learning and real-time data analytics, such a system can enhance situational awareness, optimize resource allocation, and ultimately reduce the frequency and severity of road accidents.</text:span></text:p>
              </text:list-item>
            </text:list>
            <text:p text:style-name="a725" text:class-names="" text:cond-style-name=""><text:span text:style-name="a724" text:class-names=""/></text:p>
          </draw:text-box>
          <svg:title/>
          <svg:desc/>
        </draw:frame>
      </draw:page>
      <draw:page draw:name="Slide5" draw:style-name="a728" draw:master-page-name="Master1-Layout2-obj-Title-and-Content" presentation:presentation-page-layout-name="Master1-PPL2" draw:id="Slide-260">
        <draw:frame draw:id="id138" presentation:style-name="a732" draw:name="Title 1" svg:x="-0.34644in" svg:y="0.9466in" svg:width="11.3347in" svg:height="1.7456in" presentation:class="title" presentation:placeholder="false">
          <draw:text-box>
            <text:p text:style-name="a731" text:class-names="" text:cond-style-name=""><text:span text:style-name="a729" text:class-names="">Objectives of the project:</text:span><text:span text:style-name="a730" text:class-names=""/></text:p>
          </draw:text-box>
          <svg:title/>
          <svg:desc/>
        </draw:frame>
        <draw:frame draw:id="id139" draw:style-name="a752" draw:name="TextBox 4" svg:x="2.58735in" svg:y="2.05928in" svg:width="6.83877in" svg:height="4.03906in">
          <draw:text-box>
            <text:p text:style-name="a734" text:class-names="" text:cond-style-name=""><text:span text:style-name="a733" text:class-names=""/></text:p>
            <text:p text:style-name="a738" text:class-names="" text:cond-style-name=""><text:span text:style-name="a735" text:class-names="">The primary objective of this project is to develop an AI-powered system that analyses historical and real-time traffic data to<text:s text:c="1"/></text:span><text:span text:style-name="a736" text:class-names="">predict and prevent road accidents</text:span><text:span text:style-name="a737" text:class-names="">, thereby enhancing road safety. The specific goals include:</text:span></text:p>
            <text:p text:style-name="a740" text:class-names="" text:cond-style-name=""><text:span text:style-name="a739" text:class-names=""/></text:p>
            <text:list text:style-name="a744">
              <text:list-item>
                <text:p text:style-name="a743" text:class-names="" text:cond-style-name=""><text:span text:style-name="a741" text:class-names="">To analyse historical traffic accident data</text:span><text:span text:style-name="a742" text:class-names=""><text:s text:c="1"/>to identify key contributing factors such as location, time, weather, and road conditions.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8" text:class-names="">To develop machine learning models</text:span><text:span text:style-name="a749" text:class-names=""><text:s text:c="1"/>that can accurately predict the likelihood of traffic accidents based on dynamic input features.</text:span></text:p>
              </text:list-item>
            </text:list>
          </draw:text-box>
          <svg:title/>
          <svg:desc/>
        </draw:frame>
      </draw:page>
      <draw:page draw:name="Slide6" draw:style-name="a754" draw:master-page-name="Master1-Layout2-obj-Title-and-Content" presentation:presentation-page-layout-name="Master1-PPL2" draw:id="Slide-261">
        <draw:frame draw:id="id140" draw:style-name="a772" draw:name="TextBox 4" svg:x="2.71459in" svg:y="1.56633in" svg:width="6.6928in" svg:height="3.4332in">
          <draw:text-box>
            <text:p text:style-name="a756" text:class-names="" text:cond-style-name=""><text:span text:style-name="a755" text:class-names=""/></text:p>
            <text:p text:style-name="a759" text:class-names="" text:cond-style-name=""><text:span text:style-name="a757" text:class-names="">3.To identify and visualize high-risk areas</text:span><text:span text:style-name="a758" text:class-names=""><text:s text:c="1"/>(accident hotspots) for proactive traffic management.</text:span></text:p>
            <text:p text:style-name="a761" text:class-names="" text:cond-style-name=""><text:span text:style-name="a760" text:class-names=""/></text:p>
            <text:p text:style-name="a764" text:class-names="" text:cond-style-name=""><text:span text:style-name="a762" text:class-names="">4.To provide actionable insights and recommendations</text:span><text:span text:style-name="a763" text:class-names=""><text:s text:c="1"/>for road safety improvements to traffic authorities and policymakers.</text:span></text:p>
            <text:p text:style-name="a766" text:class-names="" text:cond-style-name=""><text:span text:style-name="a765" text:class-names=""/></text:p>
            <text:p text:style-name="a769" text:class-names="" text:cond-style-name=""><text:span text:style-name="a767" text:class-names="">5.To enable real-time monitoring and prediction</text:span><text:span text:style-name="a768" text:class-names=""><text:s text:c="1"/>using integrated data from sensors, GPS, and other IoT devices where applicable.</text:span></text:p>
            <text:p text:style-name="a771" text:class-names="" text:cond-style-name=""><text:span text:style-name="a770" text:class-names=""/></text:p>
          </draw:text-box>
          <svg:title/>
          <svg:desc/>
        </draw:frame>
      </draw:page>
      <draw:page draw:name="Slide7" draw:style-name="a774" draw:master-page-name="Master1-Layout2-obj-Title-and-Content" presentation:presentation-page-layout-name="Master1-PPL2" draw:id="Slide-262">
        <draw:frame draw:id="id141" presentation:style-name="a778" draw:name="Title 1" svg:x="-1.03226in" svg:y="0.70135in" svg:width="11.3347in" svg:height="1.7456in" presentation:class="title" presentation:placeholder="false">
          <draw:text-box>
            <text:p text:style-name="a777" text:class-names="" text:cond-style-name=""><text:span text:style-name="a775" text:class-names="">Scope of the Project:</text:span><text:span text:style-name="a776" text:class-names=""/></text:p>
          </draw:text-box>
          <svg:title/>
          <svg:desc/>
        </draw:frame>
        <draw:frame draw:id="id142" draw:style-name="a808" draw:name="TextBox 4" svg:x="2.46691in" svg:y="1.54787in" svg:width="8.2181in" svg:height="4.94785in">
          <draw:text-box>
            <text:p text:style-name="a780" text:class-names="" text:cond-style-name=""><text:span text:style-name="a779" text:class-names=""/></text:p>
            <text:p text:style-name="a782" text:class-names="" text:cond-style-name=""><text:span text:style-name="a781" text:class-names=""/></text:p>
            <text:p text:style-name="a784" text:class-names="" text:cond-style-name=""><text:span text:style-name="a783" text:class-names="">Scope of the Project:</text:span></text:p>
            <text:p text:style-name="a786" text:class-names="" text:cond-style-name=""><text:span text:style-name="a785" text:class-names=""><text:s text:c="7"/>This project focuses on leveraging Artificial Intelligence and data analytics. <text:s text:c="14"/>to improve road safety by predicting traffic accidents and identifying high-risk areas. The scope of the project includes:</text:span></text:p>
            <text:p text:style-name="a788" text:class-names="" text:cond-style-name=""><text:span text:style-name="a787" text:class-names=""/></text:p>
            <text:list text:style-name="a791">
              <text:list-item>
                <text:p text:style-name="a790" text:class-names="" text:cond-style-name=""><text:span text:style-name="a789" text:class-names="">Data Acquisition: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Collecting historical traffic accident data, weather reports, road. <text:s text:c="7"/>conditions, traffic volume, and real-time sensor data from relevant sources.</text:span></text:p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/></text:p>
                  </text:list-item>
                </text:list>
              </text:list-item>
            </text:list>
            <text:p text:style-name="a799" text:class-names="" text:cond-style-name=""><text:span text:style-name="a798" text:class-names="">2.Data Processing &amp; Analysis:</text:span></text:p>
            <text:list text:style-name="a802">
              <text:list-item>
                <text:p text:style-name="a801" text:class-names="" text:cond-style-name=""><text:span text:style-name="a800" text:class-names="">Cleaning, pre-processing, and analysing the data to extract meaningful patterns and insights relevant to traffic accidents.</text:span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/></text:p>
                  </text:list-item>
                </text:list>
              </text:list-item>
            </text:list>
            <text:p text:style-name="a807" text:class-names="" text:cond-style-name=""><text:span text:style-name="a806" text:class-names=""/></text:p>
          </draw:text-box>
          <svg:title/>
          <svg:desc/>
        </draw:frame>
      </draw:page>
      <draw:page draw:name="Slide8" draw:style-name="a810" draw:master-page-name="Master1-Layout2-obj-Title-and-Content" presentation:presentation-page-layout-name="Master1-PPL2" draw:id="Slide-263">
        <draw:frame draw:id="id143" draw:style-name="a839" draw:name="TextBox 4" svg:x="2.44177in" svg:y="1.40547in" svg:width="7.85844in" svg:height="4.94785in">
          <draw:text-box>
            <text:p text:style-name="a813" text:class-names="" text:cond-style-name=""><text:span text:style-name="a811" text:class-names="">3.</text:span><text:span text:style-name="a812" text:class-names="">Decision Support:</text:span></text:p>
            <text:list text:style-name="a816">
              <text:list-item>
                <text:p text:style-name="a815" text:class-names="" text:cond-style-name=""><text:span text:style-name="a814" text:class-names="">Providing insights and recommendations to assist. <text:s text:c="5"/>authorities in taking preventive measures such as optimized traffic light scheduling, road design improvements, and enforcement strategies.</text:span></text:p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/></text:p>
                  </text:list-item>
                </text:list>
              </text:list-item>
            </text:list>
            <text:p text:style-name="a821" text:class-names="" text:cond-style-name=""><text:span text:style-name="a820" text:class-names="">4.Limitations:</text:span></text:p>
            <text:list text:style-name="a824">
              <text:list-item>
                <text:p text:style-name="a823" text:class-names="" text:cond-style-name=""><text:span text:style-name="a822" text:class-names="">The system's accuracy will depend on the quality and availability of data.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Real-time predictions may be limited to locations where live data (e.g., from sensors or GPS) is accessible.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/></text:p>
                  </text:list-item>
                </text:list>
              </text:list-item>
            </text:list>
            <text:p text:style-name="a832" text:class-names="" text:cond-style-name=""><text:span text:style-name="a831" text:class-names="">5.Exclusions:</text:span></text:p>
            <text:list text:style-name="a835">
              <text:list-item>
                <text:p text:style-name="a834" text:class-names="" text:cond-style-name=""><text:span text:style-name="a833" text:class-names="">The project does not include the implementation of physical infrastructure changes.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It does not handle emergency response logistics directly but can complement such systems.</text:span></text:p>
              </text:list-item>
            </text:list>
          </draw:text-box>
          <svg:title/>
          <svg:desc/>
        </draw:frame>
      </draw:page>
      <draw:page draw:name="Slide9" draw:style-name="a841" draw:master-page-name="Master1-Layout2-obj-Title-and-Content" presentation:presentation-page-layout-name="Master1-PPL2" draw:id="Slide-264">
        <draw:frame draw:id="id144" presentation:style-name="a845" draw:name="Title 1" svg:x="-2.18391in" svg:y="0.90934in" svg:width="11.3347in" svg:height="0.98922in" presentation:class="title" presentation:placeholder="false">
          <draw:text-box>
            <text:p text:style-name="a844" text:class-names="" text:cond-style-name=""><text:span text:style-name="a842" text:class-names="">Data sources:<text:line-break/></text:span><text:span text:style-name="a843" text:class-names=""/></text:p>
          </draw:text-box>
          <svg:title/>
          <svg:desc/>
        </draw:frame>
        <draw:frame draw:id="id145" draw:style-name="a904" draw:name="TextBox 4" svg:x="2.27198in" svg:y="1.04281in" svg:width="8.78937in" svg:height="5.85664in">
          <draw:text-box>
            <text:p text:style-name="a847" text:class-names="" text:cond-style-name=""><text:span text:style-name="a846" text:class-names=""/></text:p>
            <text:p text:style-name="a849" text:class-names="" text:cond-style-name=""><text:span text:style-name="a848" text:class-names=""/></text:p>
            <text:p text:style-name="a851" text:class-names="" text:cond-style-name=""><text:span text:style-name="a850" text:class-names="">Data Sources:</text:span></text:p>
            <text:p text:style-name="a853" text:class-names="" text:cond-style-name=""><text:span text:style-name="a852" text:class-names=""/></text:p>
            <text:list text:style-name="a857">
              <text:list-item>
                <text:p text:style-name="a856" text:class-names="" text:cond-style-name=""><text:span text:style-name="a854" text:class-names="">Traffic Accident Data:</text:span><text:span text:style-name="a855" text:class-names=""/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Government transport departments (e.g., Ministry of Road Transport and Highways, local traffic police)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1" text:class-names="">Open datasets (e.g.,<text:s text:c="1"/></text:span><text:span text:style-name="a862" text:class-names=""><text:a xlink:href="https://www.kaggle.com/" text:style-name="" text:visited-style-name="">Haggle</text:a></text:span><text:span text:style-name="a863" text:class-names="">,<text:s text:c="1"/></text:span><text:span text:style-name="a864" text:class-names=""><text:a xlink:href="https://data.gov.in/" text:style-name="" text:visited-style-name="">Open Data Portal</text:a></text:span><text:span text:style-name="a865" text:class-names="">,<text:s text:c="1"/></text:span><text:span text:style-name="a866" text:class-names=""><text:a xlink:href="https://www.nhtsa.gov/research-data" text:style-name="" text:visited-style-name="">US DOT Crash Data</text:a></text:span><text:span text:style-name="a867" text:class-names="">)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/></text:p>
                  </text:list-item>
                </text:list>
              </text:list-item>
            </text:list>
            <text:list text:style-name="a876">
              <text:list-item>
                <text:p text:style-name="a875" text:class-names="" text:cond-style-name=""><text:span text:style-name="a873" text:class-names="">Traffic Volume and Flow Data:</text:span><text:span text:style-name="a874" text:class-names=""/></text:p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Google Maps API (for live traffic)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City traffic control centres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OpenStreetMap traffic layers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/></text:p>
                  </text:list-item>
                </text:list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Weather Data:</text:span><text:span text:style-name="a890" text:class-names=""/></text:p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OpenWeatherMap API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AccuWeather or government meteorological departments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Historical weather datasets (NOAA, IMD)</text:span></text:p>
                  </text:list-item>
                </text:list>
              </text:list-item>
            </text:list>
            <text:p text:style-name="a903" text:class-names="" text:cond-style-name=""><text:span text:style-name="a902" text:class-names=""/></text:p>
          </draw:text-box>
          <svg:title/>
          <svg:desc/>
        </draw:frame>
      </draw:page>
      <draw:page draw:name="Slide10" draw:style-name="a906" draw:master-page-name="Master1-Layout2-obj-Title-and-Content" presentation:presentation-page-layout-name="Master1-PPL2" draw:id="Slide-265">
        <draw:frame draw:id="id146" draw:style-name="a955" draw:name="TextBox 6" svg:x="2.32919in" svg:y="0.97314in" svg:width="7.83935in" svg:height="5.55371in">
          <draw:text-box>
            <text:p text:style-name="a908" text:class-names="" text:cond-style-name=""><text:span text:style-name="a907" text:class-names=""/></text:p>
            <text:p text:style-name="a911" text:class-names="" text:cond-style-name=""><text:span text:style-name="a909" text:class-names="">4.Road Infrastructure Data:</text:span><text:span text:style-name="a910" text:class-names=""/></text:p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GIS data from government land and road authorities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Satellite imagery and maps (Google Maps, Bing Maps, Sentinel)</text:span></text:p>
                  </text:list-item>
                </text:list>
              </text:list-item>
            </text:list>
            <text:p text:style-name="a919" text:class-names="" text:cond-style-name=""><text:span text:style-name="a918" text:class-names=""/></text:p>
            <text:p text:style-name="a922" text:class-names="" text:cond-style-name=""><text:span text:style-name="a920" text:class-names="">5.Real-time Sensor and IoT Data (if available):</text:span><text:span text:style-name="a921" text:class-names=""/></text:p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Traffic cameras and road sensors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Vehicle GPS and telematics (from fleet operators or insurance datasets)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/></text:p>
                  </text:list-item>
                </text:list>
              </text:list-item>
            </text:list>
            <text:p text:style-name="a934" text:class-names="" text:cond-style-name=""><text:span text:style-name="a932" text:class-names="">6.Geospatial Data:</text:span><text:span text:style-name="a933" text:class-names=""/></text:p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QGIS shape files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Google Maps API, HERE Maps, or Map box for mapping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ext:list-item>
            </text:list>
            <text:p text:style-name="a946" text:class-names="" text:cond-style-name=""><text:span text:style-name="a944" text:class-names="">7.Demographic and Urban Data (optional but useful):</text:span><text:span text:style-name="a945" text:class-names=""/></text:p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Population density, pedestrian activity, urban zoning data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City planning and road design documents</text:span></text:p>
                  </text:list-item>
                </text:list>
              </text:list-item>
            </text:list>
            <text:p text:style-name="a954" text:class-names="" text:cond-style-name=""><text:span text:style-name="a953" text:class-names=""/></text:p>
          </draw:text-box>
          <svg:title/>
          <svg:desc/>
        </draw:frame>
      </draw:page>
      <draw:page draw:name="Slide11" draw:style-name="a957" draw:master-page-name="Master1-Layout2-obj-Title-and-Content" presentation:presentation-page-layout-name="Master1-PPL2" draw:id="Slide-266">
        <draw:frame draw:id="id147" presentation:style-name="a961" draw:name="Title 1" svg:x="-0.69582in" svg:y="0.41762in" svg:width="11.3347in" svg:height="1.7456in" presentation:class="title" presentation:placeholder="false">
          <draw:text-box>
            <text:p text:style-name="a960" text:class-names="" text:cond-style-name=""><text:span text:style-name="a958" text:class-names="">High level methodology :</text:span><text:span text:style-name="a959" text:class-names=""/></text:p>
          </draw:text-box>
          <svg:title/>
          <svg:desc/>
        </draw:frame>
        <draw:frame draw:id="id148" draw:style-name="a1000" draw:name="TextBox 6" svg:x="2.09563in" svg:y="1.52867in" svg:width="7.67404in" svg:height="5.25078in">
          <draw:text-box>
            <text:p text:style-name="a963" text:class-names="" text:cond-style-name=""><text:span text:style-name="a962" text:class-names=""/></text:p>
            <text:list text:style-name="a967">
              <text:list-item>
                <text:p text:style-name="a966" text:class-names="" text:cond-style-name=""><text:span text:style-name="a964" text:class-names="">Data Collection:</text:span><text:span text:style-name="a965" text:class-names=""/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Gather historical traffic accident data, road condition information, weather reports, and real-time traffic feeds from reliable sources.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Collect geospatial data for mapping accident locations and traffic zones.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ext:list-item>
            </text:list>
            <text:list text:style-name="a980">
              <text:list-item>
                <text:p text:style-name="a979" text:class-names="" text:cond-style-name=""><text:span text:style-name="a977" text:class-names="">Data Pre-processing:</text:span><text:span text:style-name="a978" text:class-names=""/></text:p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Clean and normalize the data by handling missing values, outliers, and inconsistent formats.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Perform feature engineering to derive meaningful variables (e.g., time of day, road type, weather condition).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ext:list-item>
            </text:list>
            <text:list text:style-name="a993">
              <text:list-item>
                <text:p text:style-name="a992" text:class-names="" text:cond-style-name=""><text:span text:style-name="a990" text:class-names="">Exploratory Data Analysis (EDA):</text:span><text:span text:style-name="a991" text:class-names=""/></text:p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Analyse trends, patterns, and correlations in the data.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Identify key contributing factors to accidents, such as poor visibility, high traffic density, or road design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002" draw:master-page-name="Master1-Layout2-obj-Title-and-Content" presentation:presentation-page-layout-name="Master1-PPL2" draw:id="Slide-267">
        <draw:frame draw:id="id149" draw:style-name="a1047" draw:name="TextBox 4" svg:x="2.05357in" svg:y="0.82168in" svg:width="9.94177in" svg:height="5.85664in">
          <draw:text-box>
            <text:p text:style-name="a1004" text:class-names="" text:cond-style-name=""><text:span text:style-name="a1003" text:class-names=""/></text:p>
            <text:p text:style-name="a1007" text:class-names="" text:cond-style-name=""><text:span text:style-name="a1005" text:class-names="">4.Model Development:</text:span><text:span text:style-name="a1006" text:class-names=""/></text:p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8" text:class-names="">Build predictive models using machine learning algorithms (e.g., Random Forest, XGBoost, Neural Networks).</text:span></text:p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Train and validate models to predict the likelihood and severity of accidents in specific locations and times.</text:span></text:p>
                  </text:list-item>
                </text:list>
              </text:list-item>
            </text:list>
            <text:p text:style-name="a1016" text:class-names="" text:cond-style-name=""><text:span text:style-name="a1014" text:class-names="">5.Risk Mapping and Visualization:</text:span><text:span text:style-name="a1015" text:class-names=""/></text:p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Use GIS tools or dashboards to visualize high-risk areas and real-time predictions.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Generate heat maps, risk scores, and alerts for authorities and stakeholders.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/></text:p>
                  </text:list-item>
                </text:list>
              </text:list-item>
            </text:list>
            <text:p text:style-name="a1028" text:class-names="" text:cond-style-name=""><text:span text:style-name="a1026" text:class-names="">6.Recommendation and Integration:</text:span><text:span text:style-name="a1027" text:class-names=""/></text:p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9" text:class-names="">Provide actionable insights to traffic management authorities for implementing preventive measures.</text:span></text:p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>Optionally, integrate with existing traffic monitoring systems for real-time decision support.</text:span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/></text:p>
                  </text:list-item>
                </text:list>
              </text:list-item>
            </text:list>
            <text:p text:style-name="a1040" text:class-names="" text:cond-style-name=""><text:span text:style-name="a1038" text:class-names="">7.Evaluation and Improvement:</text:span><text:span text:style-name="a1039" text:class-names=""/></text:p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Evaluate model accuracy using metrics like precision, recall, and AUC.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Continuously update models with new data to improve predictions over time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049" draw:master-page-name="Master1-Layout2-obj-Title-and-Content" presentation:presentation-page-layout-name="Master1-PPL2" draw:id="Slide-268">
        <draw:frame draw:id="id150" presentation:style-name="a1053" draw:name="Title 1" svg:x="0.59818in" svg:y="0.75406in" svg:width="8.56331in" svg:height="1.08342in" presentation:class="title" presentation:placeholder="false">
          <draw:text-box>
            <text:p text:style-name="a1052" text:class-names="" text:cond-style-name=""><text:span text:style-name="a1050" text:class-names="">Tools and technologies:</text:span><text:span text:style-name="a1051" text:class-names=""/></text:p>
          </draw:text-box>
          <svg:title/>
          <svg:desc/>
        </draw:frame>
        <draw:frame draw:id="id151" draw:style-name="a1102" draw:name="TextBox 4" svg:x="2.40942in" svg:y="1.29577in" svg:width="6.66408in" svg:height="5.85664in">
          <draw:text-box>
            <text:p text:style-name="a1055" text:class-names="" text:cond-style-name=""><text:span text:style-name="a1054" text:class-names=""/></text:p>
            <text:p text:style-name="a1057" text:class-names="" text:cond-style-name=""><text:span text:style-name="a1056" text:class-names="">1. Programming Languages:</text:span></text:p>
            <text:list text:style-name="a1061">
              <text:list-item>
                <text:p text:style-name="a1060" text:class-names="" text:cond-style-name=""><text:span text:style-name="a1058" text:class-names="">Python:</text:span><text:span text:style-name="a1059" text:class-names=""><text:s text:c="1"/>Primary language for data processing, modeling, and visualization.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2" text:class-names="">R:</text:span><text:span text:style-name="a1063" text:class-names=""><text:s text:c="1"/>Optional, for advanced statistical analysis and visualization.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p text:style-name="a1070" text:class-names="" text:cond-style-name=""><text:span text:style-name="a1069" text:class-names="">2. Data Collection &amp; APIs:</text:span></text:p>
            <text:list text:style-name="a1074">
              <text:list-item>
                <text:p text:style-name="a1073" text:class-names="" text:cond-style-name=""><text:span text:style-name="a1071" text:class-names="">Google Maps API / HERE Maps API:</text:span><text:span text:style-name="a1072" text:class-names=""><text:s text:c="1"/>For traffic data and geolocation.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5" text:class-names="">OpenWeatherMap API:</text:span><text:span text:style-name="a1076" text:class-names=""><text:s text:c="1"/>For weather data integration.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79" text:class-names="">Government Open Data Portals:</text:span><text:span text:style-name="a1080" text:class-names=""><text:s text:c="1"/>For historical accident and road data.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p text:style-name="a1087" text:class-names="" text:cond-style-name=""><text:span text:style-name="a1086" text:class-names="">3. Data Processing &amp; Analysis:</text:span></text:p>
            <text:list text:style-name="a1091">
              <text:list-item>
                <text:p text:style-name="a1090" text:class-names="" text:cond-style-name=""><text:span text:style-name="a1088" text:class-names="">Pandas, NumPy:</text:span><text:span text:style-name="a1089" text:class-names=""><text:s text:c="1"/>For data manipulation and analysis.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OpenCV:</text:span><text:span text:style-name="a1093" text:class-names=""><text:s text:c="1"/>If working with traffic camera images or video.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6" text:class-names="">Geopandas / QGIS:</text:span><text:span text:style-name="a1097" text:class-names=""><text:s text:c="1"/>For geospatial data handling and mapping.</text:span></text:p>
              </text:list-item>
            </text:list>
            <text:p text:style-name="a1101" text:class-names="" text:cond-style-name=""><text:span text:style-name="a1100" text:class-names=""/></text:p>
          </draw:text-box>
          <svg:title/>
          <svg:desc/>
        </draw:frame>
      </draw:page>
      <draw:page draw:name="Slide14" draw:style-name="a1104" draw:master-page-name="Master1-Layout2-obj-Title-and-Content" presentation:presentation-page-layout-name="Master1-PPL2" draw:id="Slide-269">
        <draw:frame draw:id="id152" draw:style-name="a1163" draw:name="TextBox 4" svg:x="2.18103in" svg:y="1.06701in" svg:width="8.97127in" svg:height="5.85664in">
          <draw:text-box>
            <text:p text:style-name="a1106" text:class-names="" text:cond-style-name=""><text:span text:style-name="a1105" text:class-names=""/></text:p>
            <text:p text:style-name="a1108" text:class-names="" text:cond-style-name=""><text:span text:style-name="a1107" text:class-names="">4. Machine Learning &amp; AI:</text:span></text:p>
            <text:list text:style-name="a1112">
              <text:list-item>
                <text:p text:style-name="a1111" text:class-names="" text:cond-style-name=""><text:span text:style-name="a1109" text:class-names="">Scikit-learn:</text:span><text:span text:style-name="a1110" text:class-names=""><text:s text:c="1"/>For traditional ML models (e.g., classification, regression).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3" text:class-names="">XGBoost / LightGBM:</text:span><text:span text:style-name="a1114" text:class-names=""><text:s text:c="1"/>For high-performance gradient boosting models.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7" text:class-names="">Tensor Flow / Keras / PyTorch:</text:span><text:span text:style-name="a1118" text:class-names=""><text:s text:c="1"/>For deep learning models (e.g., LSTM, CNN).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1" text:class-names="">MLflow / Weights &amp; Biases:</text:span><text:span text:style-name="a1122" text:class-names=""><text:s text:c="1"/>For model tracking and experimentation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p text:style-name="a1129" text:class-names="" text:cond-style-name=""><text:span text:style-name="a1128" text:class-names="">5. Visualization &amp; Dashboards:</text:span></text:p>
            <text:list text:style-name="a1133">
              <text:list-item>
                <text:p text:style-name="a1132" text:class-names="" text:cond-style-name=""><text:span text:style-name="a1130" text:class-names="">Matplotlib / Seaborn / Plotly:</text:span><text:span text:style-name="a1131" text:class-names=""><text:s text:c="1"/>For EDA and custom plots.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4" text:class-names="">Tableau / Power BI:</text:span><text:span text:style-name="a1135" text:class-names=""><text:s text:c="1"/>For interactive dashboards (drag-and-drop interface).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8" text:class-names="">Dash / Streamlet:</text:span><text:span text:style-name="a1139" text:class-names=""><text:s text:c="1"/>For building custom web apps to display prediction outputs and maps.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p text:style-name="a1146" text:class-names="" text:cond-style-name=""><text:span text:style-name="a1145" text:class-names="">6. Mapping &amp; GIS Tools:</text:span></text:p>
            <text:list text:style-name="a1150">
              <text:list-item>
                <text:p text:style-name="a1149" text:class-names="" text:cond-style-name=""><text:span text:style-name="a1147" text:class-names="">QGIS:</text:span><text:span text:style-name="a1148" text:class-names=""><text:s text:c="1"/>Open-source GIS tool for advanced geospatial analysis.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1" text:class-names="">Leaflet's / Folium:</text:span><text:span text:style-name="a1152" text:class-names=""><text:s text:c="1"/>For creating interactive maps in Python.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5" text:class-names="">Map box / ArcGIS Online:</text:span><text:span text:style-name="a1156" text:class-names=""><text:s text:c="1"/>For web-based map visualization.</text:span></text:p>
              </text:list-item>
            </text:list>
            <text:p text:style-name="a1160" text:class-names="" text:cond-style-name=""><text:span text:style-name="a1159" text:class-names=""/></text:p>
            <text:p text:style-name="a1162" text:class-names="" text:cond-style-name=""><text:span text:style-name="a1161" text:class-names=""/></text:p>
          </draw:text-box>
          <svg:title/>
          <svg:desc/>
        </draw:frame>
      </draw:page>
      <draw:page draw:name="Slide15" draw:style-name="a1165" draw:master-page-name="Master1-Layout2-obj-Title-and-Content" presentation:presentation-page-layout-name="Master1-PPL2" draw:id="Slide-270">
        <draw:frame draw:id="id153" draw:style-name="a1181" draw:name="TextBox 4" svg:x="4.84537in" svg:y="3.28416in" svg:width="7.70574in" svg:height="2.22148in">
          <draw:text-box>
            <text:p text:style-name="a1168" text:class-names="" text:cond-style-name=""><text:span text:style-name="a1166" text:class-names="">High level methodology :</text:span><text:span text:style-name="a1167" text:class-names=""/></text:p>
            <text:p text:style-name="a1170" text:class-names="" text:cond-style-name=""><text:span text:style-name="a1169" text:class-names=""/></text:p>
            <text:p text:style-name="a1172" text:class-names="" text:cond-style-name=""><text:span text:style-name="a1171" text:class-names=""><text:s text:c="7"/>ARthi.v</text:span></text:p>
            <text:p text:style-name="a1174" text:class-names="" text:cond-style-name=""><text:span text:style-name="a1173" text:class-names=""/></text:p>
            <text:p text:style-name="a1176" text:class-names="" text:cond-style-name=""><text:span text:style-name="a1175" text:class-names=""><text:s text:c="7"/>Divya.k</text:span></text:p>
            <text:p text:style-name="a1178" text:class-names="" text:cond-style-name=""><text:span text:style-name="a1177" text:class-names=""/></text:p>
            <text:p text:style-name="a1180" text:class-names="" text:cond-style-name=""><text:span text:style-name="a1179" text:class-names=""><text:s text:c="1"/></text:span></text:p>
          </draw:text-box>
          <svg:title/>
          <svg:desc/>
        </draw:frame>
        <draw:frame draw:id="id154" draw:style-name="a1192" draw:name="TextBox 10" svg:x="4.84537in" svg:y="1.3597in" svg:width="6.66731in" svg:height="1.61563in">
          <draw:text-box>
            <text:p text:style-name="a1183" text:class-names="" text:cond-style-name=""><text:span text:style-name="a1182" text:class-names="">Data Sources done by:</text:span></text:p>
            <text:p text:style-name="a1185" text:class-names="" text:cond-style-name=""><text:span text:style-name="a1184" text:class-names=""/></text:p>
            <text:p text:style-name="a1187" text:class-names="" text:cond-style-name=""><text:span text:style-name="a1186" text:class-names=""><text:s text:c="7"/>Surendar.a</text:span></text:p>
            <text:p text:style-name="a1189" text:class-names="" text:cond-style-name=""><text:span text:style-name="a1188" text:class-names=""/></text:p>
            <text:p text:style-name="a1191" text:class-names="" text:cond-style-name=""><text:span text:style-name="a1190" text:class-names=""><text:s text:c="7"/>Ravi.l</text:span></text:p>
          </draw:text-box>
          <svg:title/>
          <svg:desc/>
        </draw:frame>
      </draw:page>
      <draw:page draw:name="Slide16" draw:style-name="a1194" draw:master-page-name="Master1-Layout2-obj-Title-and-Content" presentation:presentation-page-layout-name="Master1-PPL2" draw:id="Slide-271">
        <draw:frame draw:id="id155" presentation:style-name="a1198" draw:name="Title 1" svg:x="0.5076in" svg:y="2.44919in" svg:width="12.50693in" svg:height="1.7456in" presentation:class="title" presentation:placeholder="false">
          <draw:text-box>
            <text:p text:style-name="a1197" text:class-names="" text:cond-style-name=""><text:span text:style-name="a1195" text:class-names="">Thank <text:s text:c="1"/>you !</text:span><text:span text:style-name="a11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2fa3ee" draw:opacity="100%" draw:stroke="solid" svg:stroke-width="0.01736in" svg:stroke-color="#0e4264" svg:stroke-opacity="100%" svg:stroke-linecap="butt"/>
    </style:default-style>
    <draw:gradient draw:name="a634" draw:style="linear" draw:angle="0" draw:start-color="#ffffff" draw:end-color="#b8b8b8" draw:start-intensity="100%" draw:end-intensity="100%"/>
    <draw:gradient draw:name="a1001" draw:style="linear" draw:angle="0" draw:start-color="#ffffff" draw:end-color="#b8b8b8" draw:start-intensity="100%" draw:end-intensity="100%"/>
    <draw:gradient draw:name="a1164" draw:style="linear" draw:angle="0" draw:start-color="#ffffff" draw:end-color="#b8b8b8" draw:start-intensity="100%" draw:end-intensity="100%"/>
    <draw:gradient draw:name="a338" draw:style="linear" draw:angle="0" draw:start-color="#ffffff" draw:end-color="#b8b8b8" draw:start-intensity="100%" draw:end-intensity="100%"/>
    <draw:gradient draw:name="a250" draw:style="linear" draw:angle="0" draw:start-color="#ffffff" draw:end-color="#b8b8b8" draw:start-intensity="100%" draw:end-intensity="100%"/>
    <draw:gradient draw:name="a840" draw:style="linear" draw:angle="0" draw:start-color="#ffffff" draw:end-color="#b8b8b8" draw:start-intensity="100%" draw:end-intensity="100%"/>
    <draw:gradient draw:name="a1048" draw:style="linear" draw:angle="0" draw:start-color="#ffffff" draw:end-color="#b8b8b8" draw:start-intensity="100%" draw:end-intensity="100%"/>
    <draw:gradient draw:name="a55" draw:style="linear" draw:angle="0" draw:start-color="#ffffff" draw:end-color="#b8b8b8" draw:start-intensity="100%" draw:end-intensity="100%"/>
    <draw:gradient draw:name="a1193" draw:style="linear" draw:angle="0" draw:start-color="#ffffff" draw:end-color="#b8b8b8" draw:start-intensity="100%" draw:end-intensity="100%"/>
    <draw:gradient draw:name="a773" draw:style="linear" draw:angle="0" draw:start-color="#ffffff" draw:end-color="#b8b8b8" draw:start-intensity="100%" draw:end-intensity="100%"/>
    <draw:gradient draw:name="a598" draw:style="linear" draw:angle="0" draw:start-color="#ffffff" draw:end-color="#b8b8b8" draw:start-intensity="100%" draw:end-intensity="100%"/>
    <draw:gradient draw:name="a505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313" draw:style="linear" draw:angle="0" draw:start-color="#ffffff" draw:end-color="#b8b8b8" draw:start-intensity="100%" draw:end-intensity="100%"/>
    <draw:gradient draw:name="a1103" draw:style="linear" draw:angle="0" draw:start-color="#ffffff" draw:end-color="#b8b8b8" draw:start-intensity="100%" draw:end-intensity="100%"/>
    <draw:gradient draw:name="a809" draw:style="linear" draw:angle="0" draw:start-color="#ffffff" draw:end-color="#b8b8b8" draw:start-intensity="100%" draw:end-intensity="100%"/>
    <draw:gradient draw:name="a390" draw:style="linear" draw:angle="0" draw:start-color="#ffffff" draw:end-color="#b8b8b8" draw:start-intensity="100%" draw:end-intensity="100%"/>
    <draw:gradient draw:name="a956" draw:style="linear" draw:angle="0" draw:start-color="#ffffff" draw:end-color="#b8b8b8" draw:start-intensity="100%" draw:end-intensity="100%"/>
    <draw:gradient draw:name="a161" draw:style="linear" draw:angle="0" draw:start-color="#ffffff" draw:end-color="#b8b8b8" draw:start-intensity="100%" draw:end-intensity="100%"/>
    <draw:gradient draw:name="a288" draw:style="linear" draw:angle="0" draw:start-color="#ffffff" draw:end-color="#b8b8b8" draw:start-intensity="100%" draw:end-intensity="100%"/>
    <draw:gradient draw:name="a727" draw:style="linear" draw:angle="0" draw:start-color="#ffffff" draw:end-color="#b8b8b8" draw:start-intensity="100%" draw:end-intensity="100%"/>
    <draw:gradient draw:name="a359" draw:style="linear" draw:angle="0" draw:start-color="#ffffff" draw:end-color="#b8b8b8" draw:start-intensity="100%" draw:end-intensity="100%"/>
    <draw:gradient draw:name="a905" draw:style="linear" draw:angle="0" draw:start-color="#ffffff" draw:end-color="#b8b8b8" draw:start-intensity="100%" draw:end-intensity="100%"/>
    <draw:gradient draw:name="a573" draw:style="linear" draw:angle="0" draw:start-color="#ffffff" draw:end-color="#b8b8b8" draw:start-intensity="100%" draw:end-intensity="100%"/>
    <draw:gradient draw:name="a411" draw:style="linear" draw:angle="0" draw:start-color="#ffffff" draw:end-color="#b8b8b8" draw:start-intensity="100%" draw:end-intensity="100%"/>
    <draw:gradient draw:name="a712" draw:style="linear" draw:angle="0" draw:start-color="#ffffff" draw:end-color="#b8b8b8" draw:start-intensity="100%" draw:end-intensity="100%"/>
    <draw:gradient draw:name="a110" draw:style="linear" draw:angle="0" draw:start-color="#ffffff" draw:end-color="#b8b8b8" draw:start-intensity="100%" draw:end-intensity="100%"/>
    <draw:gradient draw:name="a89" draw:style="linear" draw:angle="0" draw:start-color="#ffffff" draw:end-color="#b8b8b8" draw:start-intensity="100%" draw:end-intensity="100%"/>
    <draw:gradient draw:name="a237" draw:style="linear" draw:angle="0" draw:start-color="#ffffff" draw:end-color="#b8b8b8" draw:start-intensity="100%" draw:end-intensity="100%"/>
    <draw:gradient draw:name="a539" draw:style="linear" draw:angle="0" draw:start-color="#ffffff" draw:end-color="#b8b8b8" draw:start-intensity="100%" draw:end-intensity="100%"/>
    <draw:gradient draw:name="a34" draw:style="linear" draw:angle="0" draw:start-color="#ffffff" draw:end-color="#b8b8b8" draw:start-intensity="100%" draw:end-intensity="100%"/>
    <draw:gradient draw:name="a220" draw:style="linear" draw:angle="0" draw:start-color="#ffffff" draw:end-color="#b8b8b8" draw:start-intensity="100%" draw:end-intensity="100%"/>
    <draw:gradient draw:name="a753" draw:style="linear" draw:angle="0" draw:start-color="#ffffff" draw:end-color="#b8b8b8" draw:start-intensity="100%" draw:end-intensity="100%"/>
    <draw:gradient draw:name="a452" draw:style="linear" draw:angle="0" draw:start-color="#ffffff" draw:end-color="#b8b8b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gradient" draw:fill-gradient-name="a3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5" style:parent-style-name="Graphics">
      <style:graphic-properties draw:fill="none" draw:stroke="none"/>
    </style:style>
    <style:style style:family="text" style:name="a3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gradient" draw:fill-gradient-name="a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draw:stroke="none"/>
    </style:style>
    <style:style style:family="text" style:name="a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gradient" draw:fill-gradient-name="a5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1" style:parent-style-name="Graphics">
      <style:graphic-properties draw:fill="none" draw:stroke="none"/>
    </style:style>
    <style:style style:family="paragraph" style:name="a43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gradient" draw:fill-gradient-name="a1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 style:parent-style-name="Graphics">
      <style:graphic-properties draw:fill="none" draw:stroke="non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gradient" draw:fill-gradient-name="a2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" style:parent-style-name="Graphics">
      <style:graphic-properties draw:fill="none" draw:stroke="none"/>
    </style:style>
    <style:style style:family="text" style:name="a2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gradient" draw:fill-gradient-name="a3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 style:parent-style-name="Graphics">
      <style:graphic-properties draw:fill="none" draw:stroke="none"/>
    </style:style>
    <style:style style:family="drawing-page" style:name="a238">
      <style:drawing-page-properties draw:fill="gradient" draw:fill-gradient-name="a2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 style:parent-style-name="Graphics">
      <style:graphic-properties draw:fill="none" draw:stroke="none"/>
    </style:style>
    <style:style style:family="text" style:name="a3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gradient" draw:fill-gradient-name="a4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gradient" draw:fill-gradient-name="a2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 style:parent-style-name="Graphics">
      <style:graphic-properties draw:fill="none" draw:stroke="none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gradient" draw:fill-gradient-name="a3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 style:parent-style-name="Graphics">
      <style:graphic-properties draw:fill="none" draw:stroke="non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gradient" draw:fill-gradient-name="a1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 style:parent-style-name="Graphics">
      <style:graphic-properties draw:fill="none" draw:stroke="none"/>
    </style:style>
    <style:style style:family="text" style:name="a1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gradient" draw:fill-gradient-name="a3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gradient" draw:fill-gradient-name="a2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draw:stroke="none"/>
    </style:style>
    <style:style style:family="text" style:name="a3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0" style:parent-style-name="Graphics">
      <style:graphic-properties draw:fill="none" draw:stroke="non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gradient" draw:fill-gradient-name="a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draw:stroke="none"/>
    </style:style>
    <style:style style:family="text" style:name="a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gradient" draw:fill-gradient-name="a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 style:parent-style-name="Graphics">
      <style:graphic-properties draw:fill="none" draw:stroke="non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gradient" draw:fill-gradient-name="a5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7" style:parent-style-name="Graphics">
      <style:graphic-properties draw:fill="none" draw:stroke="non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gradient" draw:fill-gradient-name="a4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3" style:parent-style-name="Graphics">
      <style:graphic-properties draw:fill="none" draw:stroke="none"/>
    </style:style>
    <style:style style:family="text" style:name="a4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99932in" svg:y="0.67642in" svg:width="11.3347in" svg:height="1.7456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2" presentation:style-name="a23" draw:name="Text Placeholder 2" svg:x="0.99932in" svg:y="2.58868in" svg:width="11.3347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4/26/2025</text:date></text:span></text:p>
        </draw:text-box>
        <svg:title/>
        <svg:desc/>
      </draw:frame>
      <draw:frame draw:id="id4" presentation:style-name="a30" draw:name="Footer Placeholder 4" svg:x="0.99932in" svg:y="6.43403in" svg:width="7.29756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49826in" svg:y="6.43403in" svg:width="0.83576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draw:layer="Master1-bg" draw:style-name="a36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Droplets-HD-Title-R1d.png</svg:desc>
      </draw:frame>
      <draw:frame draw:id="id7" presentation:style-name="a40" draw:name="Title 1" svg:x="1.91493in" svg:y="1.42256in" svg:width="9.50347in" svg:height="2.74411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8" presentation:style-name="a44" draw:name="Subtitle 2" svg:x="1.91493in" svg:y="4.25in" svg:width="9.50347in" svg:height="1.5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9" presentation:style-name="a48" draw:name="Date Placeholder 3" svg:x="8.39757in" svg:y="6.43403in" svg:width="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4/26/2025</text:date></text:span></text:p>
        </draw:text-box>
        <svg:title/>
        <svg:desc/>
      </draw:frame>
      <draw:frame draw:id="id10" presentation:style-name="a51" draw:name="Footer Placeholder 4" svg:x="0.99932in" svg:y="6.43403in" svg:width="7.29756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1" presentation:style-name="a54" draw:name="Slide Number Placeholder 5" svg:x="11.49826in" svg:y="6.43403in" svg:width="0.83576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6">
      <draw:frame draw:id="id12" draw:layer="Master1-bg" draw:style-name="a57" draw:name="Picture 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3" presentation:style-name="a61" draw:name="Title 1" svg:x="0.99932in" svg:y="0.67642in" svg:width="11.3347in" svg:height="1.7456in" presentation:class="title" presentation:placeholder="false">
        <draw:text-box>
          <text:p text:style-name="a60" text:class-names="" text:cond-style-name=""><text:span text:style-name="a58" text:class-names="">Click to edit Master title style</text:span><text:span text:style-name="a59" text:class-names=""/></text:p>
        </draw:text-box>
        <svg:title/>
        <svg:desc/>
      </draw:frame>
      <draw:frame draw:id="id14" presentation:style-name="a78" draw:name="Content Placeholder 2" svg:x="0.99932in" svg:y="2.58868in" svg:width="11.33402in" svg:height="3.74465in" presentation:class="object" presentation:placeholder="false">
        <draw:text-box>
          <text:list text:style-name="a64">
            <text:list-item>
              <text:p text:style-name="a63" text:class-names="" text:cond-style-name=""><text:span text:style-name="a62" text:class-names="">Click to edit Master text styles</text:span></text:p>
            </text:list-item>
          </text:list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Second level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Third level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4" text:class-names="">Fifth level</text:span><text:span text:style-name="a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2" draw:name="Date Placeholder 3" svg:x="8.39757in" svg:y="6.43403in" svg:width="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4/26/2025</text:date></text:span></text:p>
        </draw:text-box>
        <svg:title/>
        <svg:desc/>
      </draw:frame>
      <draw:frame draw:id="id16" presentation:style-name="a85" draw:name="Footer Placeholder 4" svg:x="0.99932in" svg:y="6.43403in" svg:width="7.29756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7" presentation:style-name="a88" draw:name="Slide Number Placeholder 5" svg:x="11.49826in" svg:y="6.43403in" svg:width="0.83576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0">
      <draw:frame draw:id="id18" draw:layer="Master1-bg" draw:style-name="a91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9" presentation:style-name="a95" draw:name="Title 1" svg:x="0.99932in" svg:y="0.90613in" svg:width="11.32081in" svg:height="2.99302in" presentation:class="title" presentation:placeholder="false">
        <draw:text-box>
          <text:p text:style-name="a94" text:class-names="" text:cond-style-name=""><text:span text:style-name="a92" text:class-names="">Click to edit Master title style</text:span><text:span text:style-name="a93" text:class-names=""/></text:p>
        </draw:text-box>
        <svg:title/>
        <svg:desc/>
      </draw:frame>
      <draw:frame draw:id="id20" presentation:style-name="a99" draw:name="Text Placeholder 2" svg:x="0.99932in" svg:y="3.99984in" svg:width="11.32081in" svg:height="1.49626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frame draw:id="id21" presentation:style-name="a103" draw:name="Date Placeholder 3" svg:x="8.39757in" svg:y="6.43403in" svg:width="3in" svg:height="0.39931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4/26/2025</text:date></text:span></text:p>
        </draw:text-box>
        <svg:title/>
        <svg:desc/>
      </draw:frame>
      <draw:frame draw:id="id22" presentation:style-name="a106" draw:name="Footer Placeholder 4" svg:x="0.99932in" svg:y="6.43403in" svg:width="7.29756in" svg:height="0.39931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3" presentation:style-name="a109" draw:name="Slide Number Placeholder 5" svg:x="11.49826in" svg:y="6.43403in" svg:width="0.83576in" svg:height="0.39931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1">
      <draw:frame draw:id="id24" draw:layer="Master1-bg" draw:style-name="a112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25" presentation:style-name="a116" draw:name="Title 1" svg:x="0.99932in" svg:y="0.67642in" svg:width="11.3347in" svg:height="1.7456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26" presentation:style-name="a133" draw:name="Content Placeholder 2" svg:x="0.99932in" svg:y="2.58868in" svg:width="5.58402in" svg:height="3.74465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Fifth le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0" draw:name="Content Placeholder 3" svg:x="6.75in" svg:y="2.58868in" svg:width="5.58333in" svg:height="3.74465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Fifth le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Date Placeholder 4" svg:x="8.39757in" svg:y="6.43403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4/26/2025</text:date></text:span></text:p>
        </draw:text-box>
        <svg:title/>
        <svg:desc/>
      </draw:frame>
      <draw:frame draw:id="id29" presentation:style-name="a157" draw:name="Footer Placeholder 5" svg:x="0.99932in" svg:y="6.43403in" svg:width="7.29756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0" presentation:style-name="a160" draw:name="Slide Number Placeholder 6" svg:x="11.49826in" svg:y="6.43403in" svg:width="0.83576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2">
      <draw:frame draw:id="id31" draw:layer="Master1-bg" draw:style-name="a163" draw:name="Picture 14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32" presentation:style-name="a167" draw:name="Title 1" svg:x="0.99932in" svg:y="0.67642in" svg:width="11.3347in" svg:height="1.7456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33" presentation:style-name="a171" draw:name="Text Placeholder 2" svg:x="1.25364in" svg:y="2.59298in" svg:width="5.3297in" svg:height="0.74365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</draw:text-box>
        <svg:title/>
        <svg:desc/>
      </draw:frame>
      <draw:frame draw:id="id34" presentation:style-name="a188" draw:name="Content Placeholder 3" svg:x="0.99932in" svg:y="3.33663in" svg:width="5.58402in" svg:height="2.996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2" draw:name="Text Placeholder 4" svg:x="6.99521in" svg:y="2.59298in" svg:width="5.33881in" svg:height="0.7436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36" presentation:style-name="a209" draw:name="Content Placeholder 5" svg:x="6.75in" svg:y="3.33663in" svg:width="5.58333in" svg:height="2.9967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3" draw:name="Date Placeholder 6" svg:x="8.39757in" svg:y="6.43403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4/26/2025</text:date></text:span></text:p>
        </draw:text-box>
        <svg:title/>
        <svg:desc/>
      </draw:frame>
      <draw:frame draw:id="id38" presentation:style-name="a216" draw:name="Footer Placeholder 7" svg:x="0.99932in" svg:y="6.43403in" svg:width="7.29756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9" presentation:style-name="a219" draw:name="Slide Number Placeholder 8" svg:x="11.49826in" svg:y="6.43403in" svg:width="0.83576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1">
      <draw:frame draw:id="id40" draw:layer="Master1-bg" draw:style-name="a222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41" presentation:style-name="a226" draw:name="Title 1" svg:x="0.99932in" svg:y="0.67642in" svg:width="11.3347in" svg:height="1.7456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42" presentation:style-name="a230" draw:name="Date Placeholder 2" svg:x="8.39757in" svg:y="6.43403in" svg:width="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4/26/2025</text:date></text:span></text:p>
        </draw:text-box>
        <svg:title/>
        <svg:desc/>
      </draw:frame>
      <draw:frame draw:id="id43" presentation:style-name="a233" draw:name="Footer Placeholder 3" svg:x="0.99932in" svg:y="6.43403in" svg:width="7.29756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4" presentation:style-name="a236" draw:name="Slide Number Placeholder 4" svg:x="11.49826in" svg:y="6.43403in" svg:width="0.83576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38">
      <draw:frame draw:id="id45" draw:layer="Master1-bg" draw:style-name="a239" draw:name="Picture 6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46" presentation:style-name="a243" draw:name="Date Placeholder 1" svg:x="8.39757in" svg:y="6.43403in" svg:width="3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4/26/2025</text:date></text:span></text:p>
        </draw:text-box>
        <svg:title/>
        <svg:desc/>
      </draw:frame>
      <draw:frame draw:id="id47" presentation:style-name="a246" draw:name="Footer Placeholder 2" svg:x="0.99932in" svg:y="6.43403in" svg:width="7.29756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8" presentation:style-name="a249" draw:name="Slide Number Placeholder 3" svg:x="11.49826in" svg:y="6.43403in" svg:width="0.83576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1">
      <draw:frame draw:id="id49" draw:layer="Master1-bg" draw:style-name="a252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0" presentation:style-name="a256" draw:name="Title 1" svg:x="0.99932in" svg:y="0.66667in" svg:width="4.30412in" svg:height="2.21266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51" presentation:style-name="a273" draw:name="Content Placeholder 2" svg:x="5.55344in" svg:y="0.66667in" svg:width="6.78058in" svg:height="5.66667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77" draw:name="Text Placeholder 3" svg:x="0.99932in" svg:y="2.87932in" svg:width="4.30412in" svg:height="3.45401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3" presentation:style-name="a281" draw:name="Date Placeholder 4" svg:x="8.39757in" svg:y="6.43403in" svg:width="3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4/26/2025</text:date></text:span></text:p>
        </draw:text-box>
        <svg:title/>
        <svg:desc/>
      </draw:frame>
      <draw:frame draw:id="id54" presentation:style-name="a284" draw:name="Footer Placeholder 5" svg:x="0.99932in" svg:y="6.43403in" svg:width="7.29756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7" draw:name="Slide Number Placeholder 6" svg:x="11.49826in" svg:y="6.43403in" svg:width="0.83576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89">
      <draw:frame draw:id="id56" draw:layer="Master1-bg" draw:style-name="a290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7" presentation:style-name="a294" draw:name="Title 1" svg:x="0.99932in" svg:y="0.66667in" svg:width="6.49056in" svg:height="2.21266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8" presentation:style-name="a298" draw:name="Picture Placeholder 2" svg:x="8.11986in" svg:y="0.66667in" svg:width="3.5601in" svg:height="5.66667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59" presentation:style-name="a302" draw:name="Text Placeholder 3" svg:x="0.99934in" svg:y="2.87932in" svg:width="6.49054in" svg:height="3.45401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60" presentation:style-name="a306" draw:name="Date Placeholder 4" svg:x="8.39757in" svg:y="6.43403in" svg:width="3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4/26/2025</text:date></text:span></text:p>
        </draw:text-box>
        <svg:title/>
        <svg:desc/>
      </draw:frame>
      <draw:frame draw:id="id61" presentation:style-name="a309" draw:name="Footer Placeholder 5" svg:x="0.99932in" svg:y="6.43403in" svg:width="7.29756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2" presentation:style-name="a312" draw:name="Slide Number Placeholder 6" svg:x="11.49826in" svg:y="6.43403in" svg:width="0.83576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14">
      <draw:frame draw:id="id63" draw:layer="Master1-bg" draw:style-name="a315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64" presentation:style-name="a319" draw:name="Title 1" svg:x="0.99934in" svg:y="4.69092in" svg:width="11.33468in" svg:height="0.88759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65" presentation:style-name="a323" draw:name="Picture Placeholder 2" svg:x="1.29565in" svg:y="0.76363in" svg:width="10.74205in" svg:height="3.51502in" presentation:class="graphic" presentation:placeholder="false">
        <draw:text-box>
          <text:p text:style-name="a322" text:class-names="" text:cond-style-name=""><text:span text:style-name="a320" text:class-names="">Click icon to add picture</text:span><text:span text:style-name="a321" text:class-names=""/></text:p>
        </draw:text-box>
        <svg:title/>
        <svg:desc/>
      </draw:frame>
      <draw:frame draw:id="id66" presentation:style-name="a327" draw:name="Text Placeholder 3" svg:x="0.99932in" svg:y="5.58697in" svg:width="11.3347in" svg:height="0.74636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67" presentation:style-name="a331" draw:name="Date Placeholder 4" svg:x="8.39757in" svg:y="6.43403in" svg:width="3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4/26/2025</text:date></text:span></text:p>
        </draw:text-box>
        <svg:title/>
        <svg:desc/>
      </draw:frame>
      <draw:frame draw:id="id68" presentation:style-name="a334" draw:name="Footer Placeholder 5" svg:x="0.99932in" svg:y="6.43403in" svg:width="7.29756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69" presentation:style-name="a337" draw:name="Slide Number Placeholder 6" svg:x="11.49826in" svg:y="6.43403in" svg:width="0.83576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39">
      <draw:frame draw:id="id70" draw:layer="Master1-bg" draw:style-name="a340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71" presentation:style-name="a344" draw:name="Title 1" svg:x="0.99932in" svg:y="0.66667in" svg:width="11.3347in" svg:height="3.74808in" presentation:class="title" presentation:placeholder="false">
        <draw:text-box>
          <text:p text:style-name="a343" text:class-names="" text:cond-style-name=""><text:span text:style-name="a341" text:class-names="">Click to edit Master title style</text:span><text:span text:style-name="a342" text:class-names=""/></text:p>
        </draw:text-box>
        <svg:title/>
        <svg:desc/>
      </draw:frame>
      <draw:frame draw:id="id72" presentation:style-name="a348" draw:name="Text Placeholder 3" svg:x="0.99932in" svg:y="4.59845in" svg:width="11.3347in" svg:height="1.73489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73" presentation:style-name="a352" draw:name="Date Placeholder 4" svg:x="8.39757in" svg:y="6.43403in" svg:width="3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4/26/2025</text:date></text:span></text:p>
        </draw:text-box>
        <svg:title/>
        <svg:desc/>
      </draw:frame>
      <draw:frame draw:id="id74" presentation:style-name="a355" draw:name="Footer Placeholder 5" svg:x="0.99932in" svg:y="6.43403in" svg:width="7.29756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5" presentation:style-name="a358" draw:name="Slide Number Placeholder 6" svg:x="11.49826in" svg:y="6.43403in" svg:width="0.83576in" svg:height="0.39931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60">
      <draw:frame draw:id="id76" draw:layer="Master1-bg" draw:style-name="a361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77" presentation:style-name="a365" draw:name="Title 1" svg:x="1.5816in" svg:y="0.66667in" svg:width="10.17361in" svg:height="3.27308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8" presentation:style-name="a369" draw:name="Text Placeholder 3" svg:x="1.88172in" svg:y="3.94798in" svg:width="9.57163in" svg:height="0.65047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</draw:text-box>
        <svg:title/>
        <svg:desc/>
      </draw:frame>
      <draw:frame draw:id="id79" presentation:style-name="a373" draw:name="Text Placeholder 3" svg:x="0.99932in" svg:y="4.78215in" svg:width="11.3347in" svg:height="1.55408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80" presentation:style-name="a377" draw:name="Date Placeholder 4" svg:x="8.39757in" svg:y="6.43403in" svg:width="3in" svg:height="0.39931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4/26/2025</text:date></text:span></text:p>
        </draw:text-box>
        <svg:title/>
        <svg:desc/>
      </draw:frame>
      <draw:frame draw:id="id81" presentation:style-name="a380" draw:name="Footer Placeholder 5" svg:x="0.99932in" svg:y="6.43403in" svg:width="7.29756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2" presentation:style-name="a383" draw:name="Slide Number Placeholder 6" svg:x="11.49826in" svg:y="6.43403in" svg:width="0.83576in" svg:height="0.39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>‹#›</text:page-number></text:span></text:p>
        </draw:text-box>
        <svg:title/>
        <svg:desc/>
      </draw:frame>
      <draw:frame draw:id="id83" draw:style-name="a386" draw:name="TextBox 12" svg:x="1.09524in" svg:y="0.82477in" svg:width="0.66667in" svg:height="0.63952in">
        <draw:text-box>
          <text:p text:style-name="a385" text:class-names="" text:cond-style-name=""><text:span text:style-name="a384" text:class-names="">“</text:span></text:p>
        </draw:text-box>
        <svg:title/>
        <svg:desc/>
      </draw:frame>
      <draw:frame draw:id="id84" draw:style-name="a389" draw:name="TextBox 13" svg:x="11.54589in" svg:y="3.27382in" svg:width="0.66667in" svg:height="0.63952in">
        <draw:text-box>
          <text:p text:style-name="a388" text:class-names="" text:cond-style-name=""><text:span text:style-name="a38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91">
      <draw:frame draw:id="id85" draw:layer="Master1-bg" draw:style-name="a392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86" presentation:style-name="a396" draw:name="Title 1" svg:x="0.99932in" svg:y="2.33893in" svg:width="11.3347in" svg:height="2.74698in" presentation:class="title" presentation:placeholder="false">
        <draw:text-box>
          <text:p text:style-name="a395" text:class-names="" text:cond-style-name=""><text:span text:style-name="a393" text:class-names="">Click to edit Master title style</text:span><text:span text:style-name="a394" text:class-names=""/></text:p>
        </draw:text-box>
        <svg:title/>
        <svg:desc/>
      </draw:frame>
      <draw:frame draw:id="id87" presentation:style-name="a400" draw:name="Text Placeholder 3" svg:x="0.99932in" svg:y="5.09879in" svg:width="11.3347in" svg:height="1.24742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ck to edit Master text styles</text:span></text:p>
            </text:list-item>
          </text:list>
        </draw:text-box>
        <svg:title/>
        <svg:desc/>
      </draw:frame>
      <draw:frame draw:id="id88" presentation:style-name="a404" draw:name="Date Placeholder 4" svg:x="8.39757in" svg:y="6.43403in" svg:width="3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4/26/2025</text:date></text:span></text:p>
        </draw:text-box>
        <svg:title/>
        <svg:desc/>
      </draw:frame>
      <draw:frame draw:id="id89" presentation:style-name="a407" draw:name="Footer Placeholder 5" svg:x="0.99932in" svg:y="6.43403in" svg:width="7.29756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90" presentation:style-name="a410" draw:name="Slide Number Placeholder 6" svg:x="11.49826in" svg:y="6.43403in" svg:width="0.83576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12">
      <draw:frame draw:id="id91" draw:layer="Master1-bg" draw:style-name="a413" draw:name="Picture 1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92" presentation:style-name="a417" draw:name="Title 1" svg:x="0.99932in" svg:y="0.66667in" svg:width="11.3347in" svg:height="1.75535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93" presentation:style-name="a421" draw:name="Text Placeholder 2" svg:x="0.99932in" svg:y="2.58868in" svg:width="3.6078in" svg:height="0.6302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94" presentation:style-name="a425" draw:name="Text Placeholder 3" svg:x="0.99932in" svg:y="3.21889in" svg:width="3.6078in" svg:height="3.11444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95" presentation:style-name="a429" draw:name="Text Placeholder 4" svg:x="4.86919in" svg:y="2.58868in" svg:width="3.59965in" svg:height="0.6302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96" presentation:style-name="a433" draw:name="Text Placeholder 3" svg:x="4.85712in" svg:y="3.21889in" svg:width="3.61259in" svg:height="3.11444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frame draw:id="id97" presentation:style-name="a437" draw:name="Text Placeholder 4" svg:x="8.7197in" svg:y="2.58868in" svg:width="3.61431in" svg:height="0.6302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98" presentation:style-name="a441" draw:name="Text Placeholder 3" svg:x="8.7197in" svg:y="3.21889in" svg:width="3.61431in" svg:height="3.11444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title/>
        <svg:desc/>
      </draw:frame>
      <draw:frame draw:id="id99" presentation:style-name="a445" draw:name="Date Placeholder 2" svg:x="8.39757in" svg:y="6.43403in" svg:width="3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4/26/2025</text:date></text:span></text:p>
        </draw:text-box>
        <svg:title/>
        <svg:desc/>
      </draw:frame>
      <draw:frame draw:id="id100" presentation:style-name="a448" draw:name="Footer Placeholder 3" svg:x="0.99932in" svg:y="6.43403in" svg:width="7.29756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01" presentation:style-name="a451" draw:name="Slide Number Placeholder 4" svg:x="11.49826in" svg:y="6.43403in" svg:width="0.83576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453">
      <draw:frame draw:id="id102" draw:layer="Master1-bg" draw:style-name="a454" draw:name="Picture 15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03" presentation:style-name="a458" draw:name="Title 1" svg:x="0.99932in" svg:y="0.66795in" svg:width="11.3347in" svg:height="1.75407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104" presentation:style-name="a462" draw:name="Text Placeholder 2" svg:x="0.99932in" svg:y="4.59845in" svg:width="3.605in" svg:height="0.6302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</draw:text-box>
        <svg:title/>
        <svg:desc/>
      </draw:frame>
      <draw:frame draw:id="id105" presentation:style-name="a466" draw:name="Picture Placeholder 2" svg:x="0.99932in" svg:y="2.58868in" svg:width="3.605in" svg:height="1.66667in" presentation:class="graphic" presentation:placeholder="false">
        <draw:text-box>
          <text:p text:style-name="a465" text:class-names="" text:cond-style-name=""><text:span text:style-name="a463" text:class-names="">Click icon to add picture</text:span><text:span text:style-name="a464" text:class-names=""/></text:p>
        </draw:text-box>
        <svg:title/>
        <svg:desc/>
      </draw:frame>
      <draw:frame draw:id="id106" presentation:style-name="a470" draw:name="Text Placeholder 3" svg:x="0.99932in" svg:y="5.22865in" svg:width="3.605in" svg:height="1.10468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</draw:text-box>
        <svg:title/>
        <svg:desc/>
      </draw:frame>
      <draw:frame draw:id="id107" presentation:style-name="a474" draw:name="Text Placeholder 4" svg:x="4.85866in" svg:y="4.59845in" svg:width="3.61092in" svg:height="0.63021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ck to edit Master text styles</text:span></text:p>
            </text:list-item>
          </text:list>
        </draw:text-box>
        <svg:title/>
        <svg:desc/>
      </draw:frame>
      <draw:frame draw:id="id108" presentation:style-name="a478" draw:name="Picture Placeholder 2" svg:x="4.85712in" svg:y="2.58868in" svg:width="3.61259in" svg:height="1.66667in" presentation:class="graphic" presentation:placeholder="false">
        <draw:text-box>
          <text:p text:style-name="a477" text:class-names="" text:cond-style-name=""><text:span text:style-name="a475" text:class-names="">Click icon to add picture</text:span><text:span text:style-name="a476" text:class-names=""/></text:p>
        </draw:text-box>
        <svg:title/>
        <svg:desc/>
      </draw:frame>
      <draw:frame draw:id="id109" presentation:style-name="a482" draw:name="Text Placeholder 3" svg:x="4.85712in" svg:y="5.22865in" svg:width="3.61259in" svg:height="1.10468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</draw:text-box>
        <svg:title/>
        <svg:desc/>
      </draw:frame>
      <draw:frame draw:id="id110" presentation:style-name="a486" draw:name="Text Placeholder 4" svg:x="8.7197in" svg:y="4.59845in" svg:width="3.60967in" svg:height="0.63021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111" presentation:style-name="a490" draw:name="Picture Placeholder 2" svg:x="8.7197in" svg:y="2.58868in" svg:width="3.61431in" svg:height="1.66667in" presentation:class="graphic" presentation:placeholder="false">
        <draw:text-box>
          <text:p text:style-name="a489" text:class-names="" text:cond-style-name=""><text:span text:style-name="a487" text:class-names="">Click icon to add picture</text:span><text:span text:style-name="a488" text:class-names=""/></text:p>
        </draw:text-box>
        <svg:title/>
        <svg:desc/>
      </draw:frame>
      <draw:frame draw:id="id112" presentation:style-name="a494" draw:name="Text Placeholder 3" svg:x="8.71957in" svg:y="5.22865in" svg:width="3.61445in" svg:height="1.10468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</draw:text-box>
        <svg:title/>
        <svg:desc/>
      </draw:frame>
      <draw:frame draw:id="id113" presentation:style-name="a498" draw:name="Date Placeholder 2" svg:x="8.39757in" svg:y="6.43403in" svg:width="3in" svg:height="0.39931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4/26/2025</text:date></text:span></text:p>
        </draw:text-box>
        <svg:title/>
        <svg:desc/>
      </draw:frame>
      <draw:frame draw:id="id114" presentation:style-name="a501" draw:name="Footer Placeholder 3" svg:x="0.99932in" svg:y="6.43403in" svg:width="7.29756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15" presentation:style-name="a504" draw:name="Slide Number Placeholder 4" svg:x="11.49826in" svg:y="6.43403in" svg:width="0.83576in" svg:height="0.39931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06">
      <draw:frame draw:id="id116" draw:layer="Master1-bg" draw:style-name="a507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17" presentation:style-name="a511" draw:name="Title 1" svg:x="0.99932in" svg:y="0.67642in" svg:width="11.3347in" svg:height="1.7456in" presentation:class="title" presentation:placeholder="false">
        <draw:text-box>
          <text:p text:style-name="a510" text:class-names="" text:cond-style-name=""><text:span text:style-name="a508" text:class-names="">Click to edit Master title style</text:span><text:span text:style-name="a509" text:class-names=""/></text:p>
        </draw:text-box>
        <svg:title/>
        <svg:desc/>
      </draw:frame>
      <draw:frame draw:id="id118" presentation:style-name="a528" draw:name="Vertical Text Placeholder 2" svg:x="0.99932in" svg:y="2.58868in" svg:width="11.3347in" svg:height="3.7446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  <text:list text:style-name="a517">
            <text:list-item>
              <text:list text:style-name="a517">
                <text:list-item>
                  <text:p text:style-name="a516" text:class-names="" text:cond-style-name=""><text:span text:style-name="a515" text:class-names="">Second level</text:span></text:p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p text:style-name="a519" text:class-names="" text:cond-style-name=""><text:span text:style-name="a518" text:class-names="">Third level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list text:style-name="a527">
                            <text:list-item>
                              <text:p text:style-name="a526" text:class-names="" text:cond-style-name=""><text:span text:style-name="a524" text:class-names="">Fifth level</text:span><text:span text:style-name="a5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532" draw:name="Date Placeholder 3" svg:x="8.39757in" svg:y="6.43403in" svg:width="3in" svg:height="0.39931in" presentation:class="date-time" presentation:placeholder="false">
        <draw:text-box>
          <text:p text:style-name="a531" text:class-names="" text:cond-style-name=""><text:span text:style-name="a529" text:class-names=""><text:date text:fixed="false" style:data-style-name="a530">4/26/2025</text:date></text:span></text:p>
        </draw:text-box>
        <svg:title/>
        <svg:desc/>
      </draw:frame>
      <draw:frame draw:id="id120" presentation:style-name="a535" draw:name="Footer Placeholder 4" svg:x="0.99932in" svg:y="6.43403in" svg:width="7.29756in" svg:height="0.39931in" presentation:class="footer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121" presentation:style-name="a538" draw:name="Slide Number Placeholder 5" svg:x="11.49826in" svg:y="6.43403in" svg:width="0.83576in" svg:height="0.39931in" presentation:class="page-number" presentation:placeholder="false">
        <draw:text-box>
          <text:p text:style-name="a537" text:class-names="" text:cond-style-name=""><text:span text:style-name="a53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40">
      <draw:frame draw:id="id122" draw:layer="Master1-bg" draw:style-name="a541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23" presentation:style-name="a545" draw:name="Vertical Title 1" svg:x="9.54167in" svg:y="0.66667in" svg:width="2.79235in" svg:height="5.66667in" presentation:class="title" presentation:placeholder="false">
        <draw:text-box>
          <text:p text:style-name="a544" text:class-names="" text:cond-style-name=""><text:span text:style-name="a542" text:class-names="">Click to edit Master title style</text:span><text:span text:style-name="a543" text:class-names=""/></text:p>
        </draw:text-box>
        <svg:title/>
        <svg:desc/>
      </draw:frame>
      <draw:frame draw:id="id124" presentation:style-name="a562" draw:name="Vertical Text Placeholder 2" svg:x="0.99932in" svg:y="0.66667in" svg:width="8.37568in" svg:height="5.66667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Second level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Third level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8" text:class-names="">Fifth level</text:span><text:span text:style-name="a5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566" draw:name="Date Placeholder 3" svg:x="8.39757in" svg:y="6.43403in" svg:width="3in" svg:height="0.39931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4/26/2025</text:date></text:span></text:p>
        </draw:text-box>
        <svg:title/>
        <svg:desc/>
      </draw:frame>
      <draw:frame draw:id="id126" presentation:style-name="a569" draw:name="Footer Placeholder 4" svg:x="0.99932in" svg:y="6.43403in" svg:width="7.29756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27" presentation:style-name="a572" draw:name="Slide Number Placeholder 5" svg:x="11.49826in" svg:y="6.43403in" svg:width="0.83576in" svg:height="0.39931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Enhancing ROAD SAFETY WITH AI DRIVEN TRAFFIC ACCIDENT ANALYSIS AND PREDICTION </dc:title>
    <meta:initial-creator>kd450137@gmail.com</meta:initial-creator>
    <dc:creator>kd450137@gmail.com</dc:creator>
    <meta:creation-date>2025-04-24T16:11:54Z</meta:creation-date>
    <dc:date>2025-04-26T13:19:55Z</dc:date>
    <meta:editing-cycles>9</meta:editing-cycles>
  </office:meta>
</office:document-meta>
</file>